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layout-cache" manifest:media-type="application/binary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7e35"/>
    </style:style>
    <style:style style:name="P2" style:family="paragraph" style:parent-style-name="Standard">
      <style:text-properties officeooo:rsid="00067e35" officeooo:paragraph-rsid="00067e35"/>
    </style:style>
    <style:style style:name="P3" style:family="paragraph" style:parent-style-name="Standard" style:list-style-name="L2"/>
    <style:style style:name="P4" style:family="paragraph" style:parent-style-name="Standard" style:list-style-name="L2">
      <style:text-properties officeooo:paragraph-rsid="00067e35"/>
    </style:style>
    <style:style style:name="P5" style:family="paragraph" style:parent-style-name="Standard">
      <style:text-properties officeooo:rsid="00091e02" officeooo:paragraph-rsid="00091e02"/>
    </style:style>
    <style:style style:name="P6" style:family="paragraph" style:parent-style-name="Standard">
      <style:text-properties officeooo:paragraph-rsid="00091e02"/>
    </style:style>
    <style:style style:name="P7" style:family="paragraph" style:parent-style-name="Standard">
      <style:paragraph-properties fo:break-before="page"/>
      <style:text-properties officeooo:rsid="00084e59" officeooo:paragraph-rsid="00084e59"/>
    </style:style>
    <style:style style:name="T1" style:family="text">
      <style:text-properties officeooo:rsid="00067e35"/>
    </style:style>
    <style:style style:name="T2" style:family="text">
      <style:text-properties officeooo:rsid="00091e0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7</text:p>
      <text:p text:style-name="P1">Exercise 1 </text:p>
      <text:p text:style-name="Standard"/>
      <text:p text:style-name="Standard">Tasks </text:p>
      <text:list xml:id="list1940138349" text:style-name="L2">
        <text:list-item>
          <text:p text:style-name="P4">Study the OpenMP parallel and for pragmas and attempt to parallelize the n-body simulation using OpenMP. If you have multiple sequential implementations of n-body, you are free to choose one. Also, study how to submit OpenMP jobs on LCC2.</text:p>
        </text:list-item>
        <text:list-item>
          <text:p text:style-name="P3">Measure the execution time of your OpenMP program for several problem sizes and for 1 to 8 threads.</text:p>
        </text:list-item>
        <text:list-item>
          <text:p text:style-name="P3">Illustrate the data in appropriate speedup/efficiency figures and discuss them. What can you observe? </text:p>
        </text:list-item>
      </text:list>
      <text:p text:style-name="Standard"/>
      <text:p text:style-name="P2">1.) see altered code from assignment 4 and particle.script</text:p>
      <text:p text:style-name="P2"/>
      <text:p text:style-name="P2">2.) done</text:p>
      <text:p text:style-name="P2"/>
      <text:p text:style-name="P2">3.) Benchmark results:</text:p>
      <text:p text:style-name="P2"/>
      <text:p text:style-name="P1"><draw:frame draw:style-name="fr2" draw:name="Object1" text:anchor-type="paragraph" svg:width="6.3016in" svg:height="3.5445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The plot shows the elapsed time time for 1, 2, 4 and 8 threaded execution. With parallelism the execution time increases. Seems our parallel code performs bad. Thus, speedup becomes less than 1. Plots for speedup and efficiency omitted.</text:span></text:p>
      <text:p text:style-name="P1"/>
      <text:p text:style-name="P7">The following plots show the computation with variable problem sizes, executed with 8 threads.</text:p>
      <text:p text:style-name="P5"><draw:frame draw:style-name="fr1" draw:name="Object2" text:anchor-type="paragraph" svg:x="-0.2945in" svg:y="0.1043in" svg:width="7.6598in" svg:height="4.2555in" draw:z-index="1"><draw:object xlink:href="./Object 2" xlink:type="simple" xlink:show="embed" xlink:actuate="onLoad"/><draw:image xlink:href="./ObjectReplacements/Object 2" xlink:type="simple" xlink:show="embed" xlink:actuate="onLoad"/></draw:frame>The execution time increases linearly with the number of steps, which is expected.</text:p>
      <text:p text:style-name="P6"><draw:frame draw:style-name="fr1" draw:name="Object3" text:anchor-type="paragraph" svg:x="-0.2146in" svg:y="0.0307in" svg:width="7.3862in" svg:height="4.1535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2">With increased number of particles (step between 100 and 1000 particles), a non linear increase of execution time happens. This might be a sign for exhausted cache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7T11:31:59.923107172</meta:creation-date>
    <dc:date>2019-11-27T11:58:00.099992101</dc:date>
    <meta:editing-duration>PT5M18S</meta:editing-duration>
    <meta:editing-cycles>1</meta:editing-cycles>
    <meta:document-statistic meta:table-count="0" meta:image-count="0" meta:object-count="3" meta:page-count="2" meta:paragraph-count="13" meta:word-count="186" meta:character-count="1139" meta:non-whitespace-character-count="966"/>
    <meta:generator>LibreOffice/6.3.3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2cm" xlink:href="." xlink:type="simple" chart:class="chart:scatter" chart:style-name="ch1">
        <chart:title svg:x="4.81cm" svg:y="0.316cm" chart:style-name="ch2">
          <text:p>execution time vs. thread count</text:p>
        </chart:title>
        <chart:legend chart:legend-position="end" svg:x="13.735cm" svg:y="3.704cm" style:legend-expansion="high" chart:style-name="ch3"/>
        <chart:plot-area chart:style-name="ch4" chart:data-source-has-labels="both" svg:x="1.331cm" svg:y="1.275cm" svg:width="12.084cm" svg:height="6.566cm">
          <chartooo:coordinate-region svg:x="2.138cm" svg:y="1.474cm" svg:width="11.09cm" svg:height="5.72cm"/>
          <chart:axis chart:dimension="x" chart:name="primary-x" chart:style-name="ch5" chartooo:axis-type="auto">
            <chart:title svg:x="6.773cm" svg:y="8.021cm" chart:style-name="ch6">
              <text:p>threads</text:p>
            </chart:title>
            <chart:categories table:cell-range-address="local-table.$A$2:.$A$13"/>
            <chart:grid chart:style-name="ch7" chart:class="major"/>
          </chart:axis>
          <chart:axis chart:dimension="y" chart:name="primary-y" chart:style-name="ch8">
            <chart:title svg:x="0.451cm" svg:y="5.118cm" chart:style-name="ch9">
              <text:p>time [s]</text:p>
            </chart:title>
            <chart:grid chart:style-name="ch7" chart:class="major"/>
          </chart:axis>
          <chart:series chart:style-name="ch10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series chart:style-name="ch11" chart:values-cell-range-address="local-table.$D$2:.$D$13" chart:label-cell-address="local-table.$D$1" chart:class="chart:scatter">
            <chart:data-point chart:repeated="12"/>
          </chart:series>
          <chart:series chart:style-name="ch12" chart:values-cell-range-address="local-table.$E$2:.$E$13" chart:label-cell-address="local-table.$E$1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exec1</text:p>
              </table:table-cell>
              <table:table-cell office:value-type="string">
                <text:p>exec2</text:p>
              </table:table-cell>
              <table:table-cell office:value-type="string">
                <text:p>exec3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1.27">
                <text:p>61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.48">
                <text:p>171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9.34">
                <text:p>179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61.49">
                <text:p>61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96.2">
                <text:p>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1.76">
                <text:p>161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.18">
                <text:p>60.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.94">
                <text:p>100.9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3.04">
                <text:p>283.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455cm" svg:height="10.808cm" xlink:href="." xlink:type="simple" chart:class="chart:scatter" chart:style-name="ch1">
        <chart:title svg:x="7.752cm" svg:y="0.352cm" chart:style-name="ch2">
          <text:p>step count vs. time</text:p>
        </chart:title>
        <chart:legend chart:legend-position="end" svg:x="14.83cm" svg:y="3.113cm" style:legend-expansion="high" chart:style-name="ch3"/>
        <chart:plot-area chart:style-name="ch4" chart:data-source-has-labels="both" svg:x="1.4cm" svg:y="1.347cm" svg:width="13.041cm" svg:height="8.264cm">
          <chartooo:coordinate-region svg:x="2.392cm" svg:y="1.547cm" svg:width="11.677cm" svg:height="7.417cm"/>
          <chart:axis chart:dimension="x" chart:name="primary-x" chart:style-name="ch5" chartooo:axis-type="auto">
            <chart:title svg:x="6.712cm" svg:y="9.827cm" chart:style-name="ch6">
              <text:p>number of steps</text:p>
            </chart:title>
            <chart:categories table:cell-range-address="local-table.$A$2:.$A$28"/>
          </chart:axis>
          <chart:axis chart:dimension="y" chart:name="primary-y" chart:style-name="ch5">
            <chart:title svg:x="0.451cm" svg:y="6.78cm" chart:style-name="ch7">
              <text:p>execution time [s]</text:p>
            </chart:title>
            <chart:grid chart:style-name="ch8" chart:class="major"/>
          </chart:axis>
          <chart:series chart:style-name="ch9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series chart:style-name="ch10" chart:values-cell-range-address="local-table.$D$2:.$D$28" chart:label-cell-address="local-table.$D$1" chart:class="chart:scatter">
            <chart:data-point chart:repeated="27"/>
          </chart:series>
          <chart:series chart:style-name="ch11" chart:values-cell-range-address="local-table.$E$2:.$E$28" chart:label-cell-address="local-table.$E$1" chart:class="chart:scatter">
            <chart:data-point chart:repeated="27"/>
          </chart:series>
          <chart:series chart:style-name="ch12" chart:values-cell-range-address="local-table.$F$2:.$F$28" chart:label-cell-address="local-table.$F$1" chart:class="chart:scatter">
            <chart:data-point chart:repeated="27"/>
          </chart:series>
          <chart:series chart:style-name="ch13" chart:values-cell-range-address="local-table.$G$2:.$G$28" chart:label-cell-address="local-table.$G$1" chart:class="chart:scatter">
            <chart:data-point chart:repeated="27"/>
          </chart:series>
          <chart:series chart:style-name="ch14" chart:values-cell-range-address="local-table.$H$2:.$H$28" chart:label-cell-address="local-table.$H$1" chart:class="chart:scatter">
            <chart:data-point chart:repeated="27"/>
          </chart:series>
          <chart:series chart:style-name="ch15" chart:values-cell-range-address="local-table.$I$2:.$I$28" chart:label-cell-address="local-table.$I$1" chart:class="chart:scatter">
            <chart:data-point chart:repeated="27"/>
          </chart:series>
          <chart:series chart:style-name="ch16" chart:values-cell-range-address="local-table.$J$2:.$J$28" chart:label-cell-address="local-table.$J$1" chart:class="chart:scatter">
            <chart:data-point chart:repeated="27"/>
          </chart:series>
          <chart:series chart:style-name="ch17" chart:values-cell-range-address="local-table.$K$2:.$K$28" chart:label-cell-address="local-table.$K$1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10 particles, exec1</text:p>
              </table:table-cell>
              <table:table-cell office:value-type="string">
                <text:p>10 particles, exec2</text:p>
              </table:table-cell>
              <table:table-cell office:value-type="string">
                <text:p>10 particles, exec3</text:p>
              </table:table-cell>
              <table:table-cell office:value-type="string">
                <text:p>100 particles, exec1</text:p>
              </table:table-cell>
              <table:table-cell office:value-type="string">
                <text:p>100 particles, exec2</text:p>
              </table:table-cell>
              <table:table-cell office:value-type="string">
                <text:p>100 particles, exec3</text:p>
              </table:table-cell>
              <table:table-cell office:value-type="string">
                <text:p>1000 particles, exec1</text:p>
              </table:table-cell>
              <table:table-cell office:value-type="string">
                <text:p>1000 particles, exec2</text:p>
              </table:table-cell>
              <table:table-cell office:value-type="string">
                <text:p>1000 particles, exec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76cm" svg:height="10.549cm" xlink:href="." xlink:type="simple" chart:class="chart:scatter" chart:style-name="ch1">
        <chart:title svg:x="6.598cm" svg:y="0.346cm" chart:style-name="ch2">
          <text:p>number of paricles vs. time</text:p>
        </chart:title>
        <chart:legend chart:legend-position="end" svg:x="14.585cm" svg:y="2.983cm" style:legend-expansion="high" chart:style-name="ch3"/>
        <chart:plot-area chart:style-name="ch4" chart:data-source-has-labels="both" svg:x="1.386cm" svg:y="1.335cm" svg:width="12.824cm" svg:height="8.023cm">
          <chartooo:coordinate-region svg:x="2.378cm" svg:y="1.535cm" svg:width="11.46cm" svg:height="7.176cm"/>
          <chart:axis chart:dimension="x" chart:name="primary-x" chart:style-name="ch5" chartooo:axis-type="auto">
            <chart:title svg:x="6.365cm" svg:y="9.568cm" chart:style-name="ch6">
              <text:p>number of particles</text:p>
            </chart:title>
            <chart:categories table:cell-range-address="local-table.$A$2:.$A$28"/>
          </chart:axis>
          <chart:axis chart:dimension="y" chart:name="primary-y" chart:style-name="ch5">
            <chart:title svg:x="0.451cm" svg:y="6.647cm" chart:style-name="ch7">
              <text:p>execution time [s]</text:p>
            </chart:title>
            <chart:grid chart:style-name="ch8" chart:class="major"/>
          </chart:axis>
          <chart:series chart:style-name="ch9" chart:values-cell-range-address="local-table.$C$2:.$C$28" chart:label-cell-address="local-table.$C$1" chart:class="chart:scatter">
            <chart:domain table:cell-range-address="local-table.$B$2:.$B$28"/>
            <chart:data-point chart:repeated="27"/>
          </chart:series>
          <chart:series chart:style-name="ch10" chart:values-cell-range-address="local-table.$D$2:.$D$28" chart:label-cell-address="local-table.$D$1" chart:class="chart:scatter">
            <chart:data-point chart:repeated="27"/>
          </chart:series>
          <chart:series chart:style-name="ch11" chart:values-cell-range-address="local-table.$E$2:.$E$28" chart:label-cell-address="local-table.$E$1" chart:class="chart:scatter">
            <chart:data-point chart:repeated="27"/>
          </chart:series>
          <chart:series chart:style-name="ch12" chart:values-cell-range-address="local-table.$F$2:.$F$28" chart:label-cell-address="local-table.$F$1" chart:class="chart:scatter">
            <chart:data-point chart:repeated="27"/>
          </chart:series>
          <chart:series chart:style-name="ch13" chart:values-cell-range-address="local-table.$G$2:.$G$28" chart:label-cell-address="local-table.$G$1" chart:class="chart:scatter">
            <chart:data-point chart:repeated="27"/>
          </chart:series>
          <chart:series chart:style-name="ch14" chart:values-cell-range-address="local-table.$H$2:.$H$28" chart:label-cell-address="local-table.$H$1" chart:class="chart:scatter">
            <chart:data-point chart:repeated="27"/>
          </chart:series>
          <chart:series chart:style-name="ch15" chart:values-cell-range-address="local-table.$I$2:.$I$28" chart:label-cell-address="local-table.$I$1" chart:class="chart:scatter">
            <chart:data-point chart:repeated="27"/>
          </chart:series>
          <chart:series chart:style-name="ch16" chart:values-cell-range-address="local-table.$J$2:.$J$28" chart:label-cell-address="local-table.$J$1" chart:class="chart:scatter">
            <chart:data-point chart:repeated="27"/>
          </chart:series>
          <chart:series chart:style-name="ch17" chart:values-cell-range-address="local-table.$K$2:.$K$28" chart:label-cell-address="local-table.$K$1" chart:class="chart:scatter">
            <chart:data-point chart:repeated="2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named Series 1</text:p>
              </table:table-cell>
              <table:table-cell office:value-type="string">
                <text:p>10 steps, exec1</text:p>
              </table:table-cell>
              <table:table-cell office:value-type="string">
                <text:p>10 steps, exec2</text:p>
              </table:table-cell>
              <table:table-cell office:value-type="string">
                <text:p>10 steps, exec3</text:p>
              </table:table-cell>
              <table:table-cell office:value-type="string">
                <text:p>100 steps, exec1</text:p>
              </table:table-cell>
              <table:table-cell office:value-type="string">
                <text:p>100 steps, exec2</text:p>
              </table:table-cell>
              <table:table-cell office:value-type="string">
                <text:p>100 steps, exec3</text:p>
              </table:table-cell>
              <table:table-cell office:value-type="string">
                <text:p>1000 steps, exec1</text:p>
              </table:table-cell>
              <table:table-cell office:value-type="string">
                <text:p>1000 steps, exec2</text:p>
              </table:table-cell>
              <table:table-cell office:value-type="string">
                <text:p>1000 steps, exec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69">
                <text:p>1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65">
                <text:p>35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1">
                <text:p>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6.03">
                <text:p>35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1.47">
                <text:p>1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">
                <text:p>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14">
                <text:p>3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2">
                <text:p>6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9.21">
                <text:p>359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54">
                <text:p>35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">
                <text:p>2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9.98">
                <text:p>319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